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99b" officeooo:paragraph-rsid="0013f99b"/>
    </style:style>
    <style:style style:name="P2" style:family="paragraph" style:parent-style-name="Standard">
      <style:text-properties officeooo:rsid="0013f99b" officeooo:paragraph-rsid="0013f99b"/>
    </style:style>
    <style:style style:name="P3" style:family="paragraph" style:parent-style-name="Standard">
      <style:text-properties officeooo:rsid="00156f73" officeooo:paragraph-rsid="00156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de TIA</text:p>
      <text:p text:style-name="P1"/>
      <text:p text:style-name="P1">1. Problema</text:p>
      <text:p text:style-name="P1"/>
      <text:p text:style-name="P1">2. Diseño de los individuos</text:p>
      <text:p text:style-name="P1"/>
      <text:p text:style-name="P3">3. Descripcion de se ha diseñado el GE</text:p>
      <text:p text:style-name="P3">* Seleccion</text:p>
      <text:p text:style-name="P3">* Cruce</text:p>
      <text:p text:style-name="P3">* Mutacion</text:p>
      <text:p text:style-name="P3"><text:tab/>Para cada caso</text:p>
      <text:p text:style-name="P3">Hacer experimentos cambiando solo 1 parámetro. O varias mutaciones, cruces.</text:p>
      <text:p text:style-name="P3">Probar también diferentes map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5:23:34.094173473</meta:creation-date>
    <dc:date>2023-09-28T16:04:00.285483037</dc:date>
    <meta:editing-duration>PT6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1" meta:character-count="239" meta:non-whitespace-character-count="207"/>
  </office:meta>
</office:document-meta>
</file>